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 Unicode" svg:font-family="'Lucida Sans Unicode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officeooo:rsid="00185d9a" officeooo:paragraph-rsid="00185d9a"/>
    </style:style>
    <style:style style:name="P4" style:family="paragraph" style:parent-style-name="Standard" style:list-style-name="L1">
      <style:paragraph-properties fo:margin-top="0cm" fo:margin-bottom="0cm" style:contextual-spacing="false" fo:line-height="100%"/>
      <style:text-properties style:font-name="Arial" officeooo:rsid="00185d9a" officeooo:paragraph-rsid="00185d9a"/>
    </style:style>
    <style:style style:name="P5" style:family="paragraph" style:parent-style-name="Standard" style:list-style-name="L1">
      <style:paragraph-properties fo:margin-top="0cm" fo:margin-bottom="0cm" style:contextual-spacing="false" fo:line-height="100%"/>
      <style:text-properties style:font-name="Arial" officeooo:rsid="001a12cf" officeooo:paragraph-rsid="001a12cf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officeooo:rsid="001a12cf" officeooo:paragraph-rsid="001a12cf"/>
    </style:style>
    <style:style style:name="P7" style:family="paragraph" style:parent-style-name="Standard" style:list-style-name="L1">
      <style:paragraph-properties fo:margin-top="0cm" fo:margin-bottom="0cm" style:contextual-spacing="false" fo:line-height="100%"/>
      <style:text-properties style:font-name="Arial" officeooo:rsid="001beecd" officeooo:paragraph-rsid="001beec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officeooo:rsid="001beecd" officeooo:paragraph-rsid="001beec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officeooo:rsid="001beecd" officeooo:paragraph-rsid="001cc104"/>
    </style:style>
    <style:style style:name="P10" style:family="paragraph" style:parent-style-name="Standard" style:list-style-name="L1">
      <style:paragraph-properties fo:margin-top="0cm" fo:margin-bottom="0cm" style:contextual-spacing="false" fo:line-height="100%"/>
      <style:text-properties style:font-name="Arial" officeooo:rsid="001c4b0e" officeooo:paragraph-rsid="001c4b0e"/>
    </style:style>
    <style:style style:name="P11" style:family="paragraph" style:parent-style-name="Standard" style:list-style-name="L2">
      <style:paragraph-properties fo:margin-top="0cm" fo:margin-bottom="0cm" style:contextual-spacing="false" fo:line-height="100%"/>
      <style:text-properties style:font-name="Arial" officeooo:rsid="001d76d0" officeooo:paragraph-rsid="001d76d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officeooo:rsid="001d76d0" officeooo:paragraph-rsid="001d76d0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5" style:family="paragraph">
      <style:paragraph-properties fo:text-align="center"/>
    </style:style>
    <style:style style:name="T1" style:family="text">
      <style:text-properties officeooo:rsid="001c4b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5000b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usz Byczkowski</text:p>
      <text:p text:style-name="P1">Kacper Roszczyna</text:p>
      <text:p text:style-name="P13">I. Temat</text:p>
      <text:p text:style-name="P13">Sieć autostrad</text:p>
      <text:p text:style-name="P14">Przygotować algorytm poszukujący optymalnej sieci autostrad tworzącą siatkę połączeń pomiędzy miastami z danego zbioru. Rozwiązanie powinno uwzględniać również miejsca zjazdów z autostrady (nie mogą one znajdować się zbyt blisko siebie).</text:p>
      <text:p text:style-name="P2"/>
      <text:p text:style-name="P3">II. Krótki opis zagadnienia, sformułowanie przyjętych założeń</text:p>
      <text:list xml:id="list3329736387349726804" text:style-name="L1">
        <text:list-item>
          <text:p text:style-name="P4">Nie interesuje nas rozmiar miast. Zakładamy, że każde miasto ma taki sam priorytet przy dostępie do autostrady.</text:p>
        </text:list-item>
        <text:list-item>
          <text:p text:style-name="P5"><draw:line text:anchor-type="paragraph" draw:z-index="2" draw:style-name="gr2" draw:text-style-name="P15" svg:x1="12.952cm" svg:y1="3.768cm" svg:x2="9.913cm" svg:y2="5.592cm"><text:p/></draw:line><draw:line text:anchor-type="paragraph" draw:z-index="1" draw:style-name="gr2" draw:text-style-name="P15" svg:x1="5.66cm" svg:y1="4.346cm" svg:x2="10.551cm" svg:y2="7.627cm"><text:p/></draw:line>Poprzez sieć autostrad rozumiemy zbiór prostych odcinków autostradowych, które nie muszą być ze sobą w żaden sposób połączone. Możliwa jest na przykład poniższa konfiguracja (niebieski to badany obszar, a czerwony to autostrady):</text:p>
        </text:list-item>
      </text:list>
      <text:p text:style-name="P6"><draw:custom-shape text:anchor-type="paragraph" draw:z-index="0" draw:style-name="gr1" svg:width="10.057cm" svg:height="5.469cm" svg:x="4.415cm" svg:y="1.386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25859868851901" text:continue-numbering="true" text:style-name="L1">
        <text:list-item>
          <text:p text:style-name="P7">Miasta traktowane są jako punktu rozmieszczone w badanym obszarze.</text:p>
        </text:list-item>
        <text:list-item>
          <text:p text:style-name="P10">Problem należy podzielić na dwa etapy. Pierwszy polega na określeniu określeniu przebiegu autostrad tak aby z żadnego miasta nie było do autostrady daleko. Drugi polega na takim rozłożeniu zjazdów z autostrad by drogi do miast nadal pozostały najkrótsze, zaś zjazdy były oddalone od siebie o możliwie największe odległości.</text:p>
        </text:list-item>
      </text:list>
      <text:p text:style-name="P8"/>
      <text:p text:style-name="P8">III. Przestrzeń przeszukiwań</text:p>
      <text:p text:style-name="P8"><text:tab/><text:span text:style-name="T1">Dla pierwszego problemu p</text:span>rzestrzeń przeszukiwań zrealizowana jest jako dwuwymiarowa przestrzeń (układ kartezjański), w którym umieszczone pary punktów, czyli początki i końce poszczególnych odcinków autostrad. W przestrzeni tej może być umieszczona dowolna liczba odcinków, które mogą przecinać się w dowolnie wielu miejscach. Tak więc przestrzeń można przedstawić jako zbiór drzew, gdzie każde drzewo jest zbudowane z kolejnych możliwych odcinków, które odzwierciedlają autostradę.</text:p>
      <text:p text:style-name="P8"><text:tab/><text:span text:style-name="T1">Dla drugiego problemu przestrzeń przeszukiwań jest zrealizowana przez strukturę tablicową złożoną z liczby punktów nie większej niż długość autostrady podzielona przez minimalną odległość między zjazdami. Punkty te leżą na autostradzie. Początkowo tablica zawiera 1 punktu, gdy zostanie znalezione jego optymalne położenie lub nastąpi mutacja będzie zawierać dwa punkty i tak dalej, aż po maksymalną liczbę punktów lub przekroczenie warunku zatrzymania. </text:span></text:p>
      <text:p text:style-name="P8"/>
      <text:p text:style-name="P8">IV. <text:span text:style-name="T1">Funkcja celu</text:span></text:p>
      <text:p text:style-name="P9"><text:tab/><text:span text:style-name="T1">Zdecydowaliśmy, że najlepszym podejściem do rozwiązania pierwszego problemu </text:span><text:soft-page-break/><text:span text:style-name="T1">jest zastosowanie algorytmu ewolucyjnego. Gdzie mutacja polegałaby na dodaniu nowej autostrady o losowych współrzędnych. W takim rozwiązaniu funkcją celu jest różnica sum odległości miast od najbliższej do nich autostrady oraz sum długości autostrad. Wynika to z faktu, że staramy się aby funkcja celu dążyła do 0. W przypadku rozwiązania idealnego wszystkie miasta leżałyby „na” autostradach oraz autostrady kończyłby się i zaczynały miastem. Mutacją, która może zajść jest pojawienie się dodatkowej autostrady o początkowych losowych współrzędnych. Mutacja ta ma na celu uniknięcie wpadnięcia w lokalne minima.</text:span></text:p>
      <text:p text:style-name="P9"><text:span text:style-name="T1"><text:s/><text:tab/>Rozwiązanie drugiego problemu jest podobne do pierwszego ale wiemy, że liczba punktów jest z góry ograniczona, zaś przestrzeń przeszukiwań jest dużo mniejsza. Mutacją jest pojawienie się dodatkowego punktu. Pojawiają się dwie funkcje celu:</text:span></text:p>
      <text:list xml:id="list6883120015961466749" text:style-name="L2">
        <text:list-item>
          <text:p text:style-name="P11">Minimalizacja odległości miast do najbliższego zjazdu.</text:p>
        </text:list-item>
        <text:list-item>
          <text:p text:style-name="P11">Maksymalizacja odległości między zjazdami.</text:p>
        </text:list-item>
      </text:list>
      <text:p text:style-name="P12">Rozwiązania są porównywane poprzez równoczesną poprawę dla obu funkcji celu.</text:p>
      <text:p text:style-name="P12"/>
      <text:p text:style-name="P12">V. Określenie heurystyki:</text:p>
      <text:p text:style-name="P12"><text:tab/>Jak już wcześniej wspomniano mamy zamiar wykorzystać algorytm ewolucyjny aby najpierw znaleźć najlepszy przebieg autostrad. A następnie za pomocą drugiego algorytmu ewolucyjnego określić najlepszy rozkład zjazdów korzystając z funkcji celu opisanych w punkcie VI. W pierwszym przypadku mutacją jest pojawienie się kolejnej autostrady. W drugim przypadku mutacją jest pojawienie się kolejnego zjazdu na jednej z już uzyskanych z pierwszego algorytmu autostrad.</text:p>
      <text:p text:style-name="P12"><text:tab/>Jako dodatkową heurystykę rozważaliśmy wykorzystanie odległości w linii prostej między miastami aby określić czas podróży. Wymagałoby to wprowadzenia dodatkowej funkcji celu w pierwszym problemie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 Unicode" svg:font-family="'Lucida Sans Unicode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31:52.343279119</meta:creation-date>
    <dc:date>2016-05-14T22:58:58.336765181</dc:date>
    <meta:editing-duration>PT11M15S</meta:editing-duration>
    <meta:editing-cycles>1</meta:editing-cycles>
    <meta:document-statistic meta:table-count="0" meta:image-count="0" meta:object-count="0" meta:page-count="2" meta:paragraph-count="22" meta:word-count="518" meta:character-count="3855" meta:non-whitespace-character-count="3357"/>
    <meta:generator>LibreOffice/4.2.8.2$Linux_X86_64 LibreOffice_project/420m0$Build-2</meta:generator>
  </office:meta>
</office:document-meta>
</file>